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ro1" style:family="table-row">
      <style:table-row-properties style:row-height="9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ario Di Bordo – Scuola Lavo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rima Settima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8-04-2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zione all'alternanza Scuola Lavo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Incontro con Rappresentante della MANZ AG. Abbiamo parlato di Organigramma azienda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9-04-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20-04-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21-04-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22-04-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23-04-20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19T17:11:55.521000000</dc:date>
    <meta:editing-duration>PT35S</meta:editing-duration>
    <meta:editing-cycles>1</meta:editing-cycles>
    <meta:document-statistic meta:table-count="1" meta:cell-count="46" meta:object-count="0"/>
    <meta:generator>LibreOffice/5.0.3.2$Windows_x86 LibreOffice_project/e5f16313668ac592c1bfb310f4390624e3dbfb75</meta:generator>
  </office:meta>
</office:document-meta>
</file>